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 New Roman,Bold" svg:font-family="'Times New Roman,Bold'"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Times New Roman,Bold1" svg:font-family="'Times New Roman,Bold'"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justify" style:justify-single-word="false"/>
      <style:text-properties fo:color="#000000" style:font-name="Times New Roman1" fo:font-size="12pt" style:font-size-asian="12pt" style:font-name-complex="Times New Roman2" style:font-size-complex="12pt"/>
    </style:style>
    <style:style style:name="P3" style:family="paragraph" style:parent-style-name="Tesis-Normal">
      <style:text-properties fo:font-weight="bold" style:font-weight-asian="bold" style:font-weight-complex="bold"/>
    </style:style>
    <style:style style:name="P4" style:family="paragraph" style:parent-style-name="Bibliography_20_1">
      <style:paragraph-properties>
        <style:tab-stops>
          <style:tab-stop style:position="0cm"/>
        </style:tab-stops>
      </style:paragraph-properties>
    </style:style>
    <style:style style:name="P5" style:family="paragraph" style:parent-style-name="Standard" style:master-page-name="First_20_Page">
      <style:paragraph-properties style:page-number="auto"/>
    </style:style>
    <style:style style:name="P6" style:family="paragraph" style:parent-style-name="Standard">
      <style:paragraph-properties fo:margin-top="0cm" fo:margin-bottom="0cm" fo:line-height="100%"/>
      <style:text-properties fo:color="#00000a" style:font-name="Times New Roman1" fo:font-size="12pt" style:font-size-asian="12pt" style:font-name-complex="Times New Roman2" style:font-size-complex="12pt"/>
    </style:style>
    <style:style style:name="P7" style:family="paragraph" style:parent-style-name="Text_20_body" style:list-style-name=""/>
    <style:style style:name="P8" style:family="paragraph" style:parent-style-name="Tesis-Normal" style:list-style-name="L1"/>
    <style:style style:name="P9" style:family="paragraph" style:parent-style-name="Tesis-Normal" style:list-style-name="L3"/>
    <style:style style:name="P10" style:family="paragraph" style:parent-style-name="Tesis-Normal" style:list-style-name="L4"/>
    <style:style style:name="P11" style:family="paragraph" style:parent-style-name="Tesis-Normal" style:list-style-name="L5"/>
    <style:style style:name="P12" style:family="paragraph" style:parent-style-name="Tesis-Normal" style:list-style-name="L6"/>
    <style:style style:name="P13" style:family="paragraph" style:parent-style-name="Tesis-Normal" style:list-style-name="L7"/>
    <style:style style:name="P14" style:family="paragraph" style:parent-style-name="Tesis-Normal" style:list-style-name="L8"/>
    <style:style style:name="P15" style:family="paragraph" style:parent-style-name="Heading_20_3" style:master-page-name="Standard">
      <style:paragraph-properties style:page-number="auto"/>
    </style:style>
    <style:style style:name="P16" style:family="paragraph" style:parent-style-name="Contents_20_4">
      <style:paragraph-properties>
        <style:tab-stops>
          <style:tab-stop style:position="15.503cm" style:type="right" style:leader-style="dotted" style:leader-text="."/>
        </style:tab-stops>
      </style:paragraph-properties>
    </style:style>
    <style:style style:name="P17" style:family="paragraph" style:parent-style-name="Contents_20_Heading" style:master-page-name="Index">
      <style:paragraph-properties style:page-number="auto"/>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Contents_20_5">
      <style:paragraph-properties>
        <style:tab-stops>
          <style:tab-stop style:position="15.004cm" style:type="right" style:leader-style="dotted" style:leader-text="."/>
        </style:tab-stops>
      </style:paragraph-properties>
    </style:style>
    <style:style style:name="P20" style:family="paragraph" style:parent-style-name="Bibliography_20_1">
      <style:text-properties style:text-position="0% 100%" fo:font-style="normal"/>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style:text-position="25% 58%" fo:font-style="normal" style:font-style-asian="normal" style:font-style-complex="normal"/>
    </style:style>
    <style:style style:name="T7" style:family="text">
      <style:text-properties style:text-position="0% 100%" fo:font-style="normal" style:font-style-asian="normal" style:font-style-complex="normal"/>
    </style:style>
    <style:style style:name="T8" style:family="text">
      <style:text-properties style:text-position="0% 100%"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stado del arte, aspectos relacionados con BI</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Índice de contenido</text:p>
          </text:index-title>
          <text:p text:style-name="P18">BI<text:tab/>3</text:p>
          <text:p text:style-name="P18">Herramientas<text:tab/>3</text:p>
          <text:p text:style-name="P16">Datawarehouse<text:tab/>3</text:p>
          <text:p text:style-name="P16">OLAP<text:tab/>5</text:p>
          <text:p text:style-name="P19">Operaciones<text:tab/>6</text:p>
          <text:p text:style-name="P19">Tablero de control (TdeC)<text:tab/>6</text:p>
          <text:p text:style-name="P19">Herramientas<text:tab/>7</text:p>
          <text:p text:style-name="P16">Datamining<text:tab/>8</text:p>
          <text:p text:style-name="P19">Técnicas<text:tab/>9</text:p>
          <text:p text:style-name="P19">Herramientas<text:tab/>10</text:p>
          <text:p text:style-name="P18">Formación/Capacitación<text:tab/>10</text:p>
          <text:p text:style-name="P16">Metodología<text:tab/>10</text:p>
        </text:index-body>
      </text:table-of-content>
      <text:h text:style-name="P7" text:outline-level="3"/>
      <text:h text:style-name="P15" text:outline-level="3">BI<text:note text:id="ftn1" text:note-class="footnote"><text:note-citation>1</text:note-citation><text:note-body><text:p text:style-name="Footnote">BI: Business Intelligence</text:p></text:note-body></text:note></text:h>
      <text:p text:style-name="Tesis-Normal">Inteligencia de Negocios <text:reference-mark-start text:name="ZOTERO_ITEM CSL_CITATION {&quot;citationID&quot;:&quot;7cc9tlih3&quot;,&quot;properties&quot;:{&quot;formattedCitation&quot;:&quot;[1]&quot;,&quot;plainCitation&quot;:&quot;[1]&quot;},&quot;citationItems&quot;:[{&quot;id&quot;:80,&quot;uris&quot;:[&quot;http://zotero.org/groups/85269/items/V997BI7Z&quot;],&quot;itemData&quot;:{&quot;id&quot;:80,&quot;type&quot;:&quot;article-journal&quot;,&quot;title&quot;:&quot;Business Intelligence: Competing Against Time&quot;,&quot;container-title&quot;:&quot;Annual Office Information Systems Conference&quot;,&quot;author&quot;:[{&quot;family&quot;:&quot;Dresner, H&quot;,&quot;given&quot;:&quot;&quot;}],&quot;issued&quot;:{&quot;year&quot;:1993}}}],&quot;schema&quot;:&quot;https://github.com/citation-style-language/schema/raw/master/csl-citation.json&quot;} RNDAxbEH3ZuNc"/>[1]<text:reference-mark-end text:name="ZOTERO_ITEM CSL_CITATION {&quot;citationID&quot;:&quot;7cc9tlih3&quot;,&quot;properties&quot;:{&quot;formattedCitation&quot;:&quot;[1]&quot;,&quot;plainCitation&quot;:&quot;[1]&quot;},&quot;citationItems&quot;:[{&quot;id&quot;:80,&quot;uris&quot;:[&quot;http://zotero.org/groups/85269/items/V997BI7Z&quot;],&quot;itemData&quot;:{&quot;id&quot;:80,&quot;type&quot;:&quot;article-journal&quot;,&quot;title&quot;:&quot;Business Intelligence: Competing Against Time&quot;,&quot;container-title&quot;:&quot;Annual Office Information Systems Conference&quot;,&quot;author&quot;:[{&quot;family&quot;:&quot;Dresner, H&quot;,&quot;given&quot;:&quot;&quot;}],&quot;issued&quot;:{&quot;year&quot;:1993}}}],&quot;schema&quot;:&quot;https://github.com/citation-style-language/schema/raw/master/csl-citation.json&quot;} RNDAxbEH3ZuNc"/> es el término que define al conjunto de herramientas, procesos, y tecnologías necesarias para convertir datos en información, la cual a su vez es utilizada en la generación de conocimiento por los tomadores de decisión en la construcción de planes de acción para la búsqueda de un negocio rentable.</text:p>
      <text:p text:style-name="Tesis-Normal">Estos tomadores de decisión son gerentes, administradores, o directivos que requieren información en forma rápida, precisa, y resumida.</text:p>
      <text:p text:style-name="Tesis-Normal">Mediante estas tecnologías es posible conocer cuál es el estado y evolución de los procesos de negocio de una organización a través de KPIs<text:note text:id="ftn2" text:note-class="footnote"><text:note-citation>2</text:note-citation><text:note-body><text:p text:style-name="Footnote">KPI: Key Process Indicator</text:p></text:note-body></text:note>, como así también obtener información a partir de datos sumarizados en forma inmediata, sin necesidad de conocer los cálculos que se producen para la generación de los mismos, a partir de interfaces claras y orientadas directamente al tomador de decisión.</text:p>
      <text:p text:style-name="Tesis-Normal">BI tiene más de 60 años de historia, sin embargo, en los últimos 10 años se convirtió en parte esencial de la industria del software, al punto que en la actualidad, varias empresas de servicios informáticos internacionales incorporan BI como área de soluciones a través de herramientas como: OLAP<text:note text:id="ftn3" text:note-class="footnote"><text:note-citation>3</text:note-citation><text:note-body><text:p text:style-name="Footnote">OLAP: On-Line Analytical Processing</text:p></text:note-body></text:note>, Datawarehousing, Reporting, Datamining, Dashboards, y otros, para la generación de conocimiento.</text:p>
      <text:h text:style-name="Heading_20_3" text:outline-level="3">Herramientas</text:h>
      <text:h text:style-name="Heading_20_4" text:outline-level="4">Datawarehouse</text:h>
      <text:p text:style-name="Tesis-Normal">Los datos utilizados en BI provienen de sistemas transaccionales y otras fuentes, éstos son tratados y volcados en un tipo de repositorio denominado datawarehouse.</text:p>
      <text:p text:style-name="Tesis-Normal">Un datawarehouse es una gran base de datos que integra datos transaccionales de distintas áreas pertenecientes a una organización. <text:reference-mark-start text:name="ZOTERO_ITEM CSL_CITATION {&quot;citationID&quot;:&quot;1odif9bh0i&quot;,&quot;properties&quot;:{&quot;formattedCitation&quot;:&quot;[2]&quot;,&quot;plainCitation&quot;:&quot;[2]&quot;},&quot;citationItems&quot;:[{&quot;id&quot;:43,&quot;uris&quot;:[&quot;http://zotero.org/groups/85269/items/I742A2QX&quot;],&quot;itemData&quot;:{&quot;id&quot;:43,&quot;type&quot;:&quot;book&quot;,&quot;title&quot;:&quot;Building the data warehouse, 2nd Edition&quot;,&quot;publisher&quot;:&quot;Wiley&quot;,&quot;author&quot;:[{&quot;family&quot;:&quot;Inmon&quot;,&quot;given&quot;:&quot;William&quot;}],&quot;issued&quot;:{&quot;year&quot;:1996}}}],&quot;schema&quot;:&quot;https://github.com/citation-style-language/schema/raw/master/csl-citation.json&quot;} RNDON8FIHVTb9"/>[2]<text:reference-mark-end text:name="ZOTERO_ITEM CSL_CITATION {&quot;citationID&quot;:&quot;1odif9bh0i&quot;,&quot;properties&quot;:{&quot;formattedCitation&quot;:&quot;[2]&quot;,&quot;plainCitation&quot;:&quot;[2]&quot;},&quot;citationItems&quot;:[{&quot;id&quot;:43,&quot;uris&quot;:[&quot;http://zotero.org/groups/85269/items/I742A2QX&quot;],&quot;itemData&quot;:{&quot;id&quot;:43,&quot;type&quot;:&quot;book&quot;,&quot;title&quot;:&quot;Building the data warehouse, 2nd Edition&quot;,&quot;publisher&quot;:&quot;Wiley&quot;,&quot;author&quot;:[{&quot;family&quot;:&quot;Inmon&quot;,&quot;given&quot;:&quot;William&quot;}],&quot;issued&quot;:{&quot;year&quot;:1996}}}],&quot;schema&quot;:&quot;https://github.com/citation-style-language/schema/raw/master/csl-citation.json&quot;} RNDON8FIHVTb9"/> define un datawarehouse como una “<text:span text:style-name="T3">colección de datos orientados a temas, integrados, no volátiles, y variantes en el tiempo para dar soporte a las decisiones de gestión</text:span>”. </text:p>
      <text:p text:style-name="Tesis-Normal">Cada uno de estos aspectos es esencial, aunque la <text:span text:style-name="T2">integración</text:span> es el más importante de ellos. <text:soft-page-break/>Dicha característica se debe a que las fuentes que alimentan el datawarehouse suelen ser variadas, y los datos proporcionados deben ser convertidos, reformateados, resecuenciados, y sumarizados, de modo que un dato tenga una única imagen de la organización.</text:p>
      <text:p text:style-name="Tesis-Normal">Se dice que es <text:span text:style-name="T2">no volátil</text:span>, ya que los datos son cargados al datawarehouse de forma estática, y representan una fotografía de la organización. Los mismos no suelen ser actualizados.</text:p>
      <text:p text:style-name="Tesis-Normal">La <text:span text:style-name="T2">variabilidad en el tiempo</text:span> implica que cada dato está asociado a un momento particular en el tiempo. Una característica de la variabilidad es el horizonte de tiempo, que se define como la longitud de tiempo en que el dato es representado en un ambiente determinado. Un horizonte típico de tiempo para un datawarehouse es de 5 a 10 años. De esta manera se obtiene una secuencia histórica de las actividades de la empresa.</text:p>
      <text:p text:style-name="Tesis-Normal">Se dice que es <text:span text:style-name="T2">orientado a temas</text:span> ya que toma las mayores áreas de la organización en un alto nivel de modelo de datos. De esta manera, áreas típicas de este tipo son: Clientes, Productos, y Cuentas.</text:p>
      <text:p text:style-name="Tesis-Normal">Otro aspecto fundamental de un datawarehouse es la <text:span text:style-name="T2">granularidad</text:span>, la cual indica el nivel de detalle en que los datos pueden se presentados. El mayor nivel de detalle indica la menor granularidad, y el menor nivel de detalle indica una mayor granularidad. Este aspecto afecta directamente el tipo de consultas que pueden hacerse sobre los datos. Aunque existen distintos enfoques para adoptar la granularidad, el nivel requerido estará dado por el tipo de preguntas que deberán ser respondidas con dichos datos.</text:p>
      <text:p text:style-name="Tesis-Normal"><text:reference-mark-start text:name="ZOTERO_ITEM CSL_CITATION {&quot;citationID&quot;:&quot;19ija9r6r5&quot;,&quot;properties&quot;:{&quot;formattedCitation&quot;:&quot;[3]&quot;,&quot;plainCitation&quot;:&quot;[3]&quot;},&quot;citationItems&quot;:[{&quot;id&quot;:78,&quot;uris&quot;:[&quot;http://zotero.org/groups/85269/items/V3IQTDQ7&quot;],&quot;itemData&quot;:{&quot;id&quot;:78,&quot;type&quot;:&quot;book&quot;,&quot;title&quot;:&quot;The Data Warehouse Toolkit: The Complete Guide to Dimensional Modeling&quot;,&quot;publisher&quot;:&quot;Wiley&quot;,&quot;number-of-pages&quot;:&quot;464&quot;,&quot;edition&quot;:&quot;2&quot;,&quot;ISBN&quot;:&quot;0471200247&quot;,&quot;shortTitle&quot;:&quot;The Data Warehouse Toolkit&quot;,&quot;author&quot;:[{&quot;family&quot;:&quot;Kimball&quot;,&quot;given&quot;:&quot;Ralph&quot;},{&quot;family&quot;:&quot;Ross&quot;,&quot;given&quot;:&quot;Margy&quot;}],&quot;issued&quot;:{&quot;year&quot;:2002,&quot;month&quot;:4,&quot;day&quot;:26}}}],&quot;schema&quot;:&quot;https://github.com/citation-style-language/schema/raw/master/csl-citation.json&quot;} RNDWkA0ceSygK"/>[3]<text:reference-mark-end text:name="ZOTERO_ITEM CSL_CITATION {&quot;citationID&quot;:&quot;19ija9r6r5&quot;,&quot;properties&quot;:{&quot;formattedCitation&quot;:&quot;[3]&quot;,&quot;plainCitation&quot;:&quot;[3]&quot;},&quot;citationItems&quot;:[{&quot;id&quot;:78,&quot;uris&quot;:[&quot;http://zotero.org/groups/85269/items/V3IQTDQ7&quot;],&quot;itemData&quot;:{&quot;id&quot;:78,&quot;type&quot;:&quot;book&quot;,&quot;title&quot;:&quot;The Data Warehouse Toolkit: The Complete Guide to Dimensional Modeling&quot;,&quot;publisher&quot;:&quot;Wiley&quot;,&quot;number-of-pages&quot;:&quot;464&quot;,&quot;edition&quot;:&quot;2&quot;,&quot;ISBN&quot;:&quot;0471200247&quot;,&quot;shortTitle&quot;:&quot;The Data Warehouse Toolkit&quot;,&quot;author&quot;:[{&quot;family&quot;:&quot;Kimball&quot;,&quot;given&quot;:&quot;Ralph&quot;},{&quot;family&quot;:&quot;Ross&quot;,&quot;given&quot;:&quot;Margy&quot;}],&quot;issued&quot;:{&quot;year&quot;:2002,&quot;month&quot;:4,&quot;day&quot;:26}}}],&quot;schema&quot;:&quot;https://github.com/citation-style-language/schema/raw/master/csl-citation.json&quot;} RNDWkA0ceSygK"/> propone cuatro elementos básicos de un datawarehouse, ellos son: Sistemas Operacionales Fuente, Área de Preparación de Datos, Presentación de los Datos, y Herramientas de Acceso a los Datos.</text:p>
      <text:p text:style-name="Tesis-Normal"><text:span text:style-name="T2">Sistemas Operacionales Fuente</text:span> son aquellos que generan los datos con los que se alimenta el datawarehouse. Éstos son procesados en el <text:span text:style-name="T2">Área de Preparación de Datos</text:span>, responsable de brindar servicios como limpieza, combinación, estandarización y modelado de los datos; almacenamiento de los datos; y procesamiento adicional como ordenamiento y proceso secuencial. Posteriormente estos datos son cargados en los datamarts<text:note text:id="ftn4" text:note-class="footnote"><text:note-citation>4</text:note-citation><text:note-body><text:p text:style-name="Footnote">Datamart: <text:s/>parte del Datawarehouse orientado a un proceso de negocio específico de una organización</text:p></text:note-body></text:note> ubicados en el <text:span text:style-name="T2">Área de Presentación de Datos</text:span>, donde los mismos son presentados, almacenados, y accedidos en esquemas dimensionales.</text:p>
      <text:p text:style-name="Tesis-Normal"><text:soft-page-break/>Finalmente las responsables de acceder a estos datos son las llamadas <text:span text:style-name="T2">Herramientas de Acceso a Datos</text:span>, consistentes en herramientas de consultas ad-hoc, aplicaciones analíticas (OLAP), Datamining, Scoring, y <text:span text:style-name="T1">Pronóstico.</text:span></text:p>
      <text:h text:style-name="Heading_20_4" text:outline-level="4">OLAP</text:h>
      <text:p text:style-name="Tesis-Normal">El término OLAP es propuesto originalmente por E. F. Codd <text:reference-mark-start text:name="ZOTERO_ITEM CSL_CITATION {&quot;citationID&quot;:&quot;o9th2vpjb&quot;,&quot;properties&quot;:{&quot;formattedCitation&quot;:&quot;[4]&quot;,&quot;plainCitation&quot;:&quot;[4]&quot;},&quot;citationItems&quot;:[{&quot;id&quot;:67,&quot;uris&quot;:[&quot;http://zotero.org/groups/85269/items/RW99DES7&quot;],&quot;itemData&quot;:{&quot;id&quot;:67,&quot;type&quot;:&quot;book&quot;,&quot;title&quot;:&quot;Providing OLAP (On-line Analytical Processing) to User-analysts: An IT Mandate&quot;,&quot;publisher&quot;:&quot;Codd amp; Associates&quot;,&quot;number-of-pages&quot;:&quot;32&quot;,&quot;shortTitle&quot;:&quot;Providing OLAP (On-line Analytical Processing) to User-analysts&quot;,&quot;language&quot;:&quot;en&quot;,&quot;author&quot;:[{&quot;family&quot;:&quot;Codd&quot;,&quot;given&quot;:&quot;Edgar F.&quot;},{&quot;family&quot;:&quot;Codd&quot;,&quot;given&quot;:&quot;S. B.&quot;},{&quot;family&quot;:&quot;Salley&quot;,&quot;given&quot;:&quot;C. T.&quot;}],&quot;issued&quot;:{&quot;year&quot;:1993}}}],&quot;schema&quot;:&quot;https://github.com/citation-style-language/schema/raw/master/csl-citation.json&quot;} RNDzCNqZ57ofg"/>[4]<text:reference-mark-end text:name="ZOTERO_ITEM CSL_CITATION {&quot;citationID&quot;:&quot;o9th2vpjb&quot;,&quot;properties&quot;:{&quot;formattedCitation&quot;:&quot;[4]&quot;,&quot;plainCitation&quot;:&quot;[4]&quot;},&quot;citationItems&quot;:[{&quot;id&quot;:67,&quot;uris&quot;:[&quot;http://zotero.org/groups/85269/items/RW99DES7&quot;],&quot;itemData&quot;:{&quot;id&quot;:67,&quot;type&quot;:&quot;book&quot;,&quot;title&quot;:&quot;Providing OLAP (On-line Analytical Processing) to User-analysts: An IT Mandate&quot;,&quot;publisher&quot;:&quot;Codd amp; Associates&quot;,&quot;number-of-pages&quot;:&quot;32&quot;,&quot;shortTitle&quot;:&quot;Providing OLAP (On-line Analytical Processing) to User-analysts&quot;,&quot;language&quot;:&quot;en&quot;,&quot;author&quot;:[{&quot;family&quot;:&quot;Codd&quot;,&quot;given&quot;:&quot;Edgar F.&quot;},{&quot;family&quot;:&quot;Codd&quot;,&quot;given&quot;:&quot;S. B.&quot;},{&quot;family&quot;:&quot;Salley&quot;,&quot;given&quot;:&quot;C. T.&quot;}],&quot;issued&quot;:{&quot;year&quot;:1993}}}],&quot;schema&quot;:&quot;https://github.com/citation-style-language/schema/raw/master/csl-citation.json&quot;} RNDzCNqZ57ofg"/>, para reflejar su diferencia con OLTP<text:note text:id="ftn5" text:note-class="footnote"><text:note-citation>5</text:note-citation><text:note-body><text:p text:style-name="Footnote">OLTP: OnLine Transactional Processing</text:p></text:note-body></text:note>. Este concepto deriva de requisitos funcionales de usuarios (analistas, administradores, y ejecutivos) para visualizar, analizar y consolidar datos de una organización en un modo multidimensional.</text:p>
      <text:p text:style-name="Tesis-Normal">El análisis multidimensional es solamente una de las características de OLAP, junto con una definición de los tipos de usuarios que lo utilizan y los requerimientos de negocio provistos por éstos. Básicamente ofrece al usuario la posibilidad de responder a preguntas tales como “¿qué pasa si...?” y “¿por qué...?” en un contexto de análisis de datos organizacionales. Esto es posible gracias a un análisis dinámico de datos provenientes de sistemas transaccionales u otras fuentes y que permite un entendimiento de los cambios ocurridos dentro del negocio.</text:p>
      <text:p text:style-name="Tesis-Normal">La utilidad de OLAP radica en su capacidad de representar funciones descriptivas de una organización a través de los datos que ésta genera. Funciones como la agregación, asignación, porcentaje, escala, ponderación, o transformación de tipos.</text:p>
      <text:p text:style-name="Tesis-Normal">OLAP utiliza generalmente un modelo multidimensional de datos, el cual tiene origen en el álgebra de matrices, dando origen al concepto de cubo y generaliza las hojas de cálculo a cualquier número de dimensiones <text:reference-mark-start text:name="ZOTERO_ITEM CSL_CITATION {&quot;citationID&quot;:&quot;11cbm8ruev&quot;,&quot;properties&quot;:{&quot;formattedCitation&quot;:&quot;[5]&quot;,&quot;plainCitation&quot;:&quot;[5]&quot;},&quot;citationItems&quot;:[{&quot;id&quot;:92,&quot;uris&quot;:[&quot;http://zotero.org/groups/85269/items/ZDGJTID3&quot;],&quot;itemData&quot;:{&quot;id&quot;:92,&quot;type&quot;:&quot;article-journal&quot;,&quot;title&quot;:&quot;Multidimensional Database Technology&quot;,&quot;container-title&quot;:&quot;Computer&quot;,&quot;page&quot;:&quot;40–46&quot;,&quot;volume&quot;:&quot;34&quot;,&quot;issue&quot;:&quot;12&quot;,&quot;abstract&quot;:&quot;Multidimensional data-base technology is a key factor in the interactive analysis of large amounts of data for decision-making purposes. In contrast to previous technologies, these databases view data as multidimensional cubes that are particularly well suited for data analysis. Multidimensional models categorize data either as facts with associated numerical measures or as textual dimensions that characterize the facts. Queries aggregate measure values over a range of dimension values to provide results such as total sales per month of a given product. Multidimensional database technology is being applied to distributed data and to new types of data that current technology often cannot adequately analyze. For example, classic techniques such as preaggregation cannot ensure fast query response times when data-such as that obtained from sensors or GPS-equipped moving objects-changes continuously. Multidimensional database technology will increasingly be applied where analysis results are fed directly into other systems, thereby eliminating humans from the loop. When coupled with the need for continuous updates, this context poses stringent performance requirements not met by current technology.&quot;,&quot;DOI&quot;:&quot;10.1109/2.970558&quot;,&quot;author&quot;:[{&quot;family&quot;:&quot;Pedersen&quot;,&quot;given&quot;:&quot;Torben Bach&quot;},{&quot;family&quot;:&quot;Jensen&quot;,&quot;given&quot;:&quot;Christian S.&quot;}],&quot;issued&quot;:{&quot;year&quot;:2001,&quot;month&quot;:12},&quot;accessed&quot;:{&quot;year&quot;:2012,&quot;month&quot;:8,&quot;day&quot;:17},&quot;page-first&quot;:&quot;40–46&quot;}}],&quot;schema&quot;:&quot;https://github.com/citation-style-language/schema/raw/master/csl-citation.json&quot;} RND42pq0ngOOl"/>[5]<text:reference-mark-end text:name="ZOTERO_ITEM CSL_CITATION {&quot;citationID&quot;:&quot;11cbm8ruev&quot;,&quot;properties&quot;:{&quot;formattedCitation&quot;:&quot;[5]&quot;,&quot;plainCitation&quot;:&quot;[5]&quot;},&quot;citationItems&quot;:[{&quot;id&quot;:92,&quot;uris&quot;:[&quot;http://zotero.org/groups/85269/items/ZDGJTID3&quot;],&quot;itemData&quot;:{&quot;id&quot;:92,&quot;type&quot;:&quot;article-journal&quot;,&quot;title&quot;:&quot;Multidimensional Database Technology&quot;,&quot;container-title&quot;:&quot;Computer&quot;,&quot;page&quot;:&quot;40–46&quot;,&quot;volume&quot;:&quot;34&quot;,&quot;issue&quot;:&quot;12&quot;,&quot;abstract&quot;:&quot;Multidimensional data-base technology is a key factor in the interactive analysis of large amounts of data for decision-making purposes. In contrast to previous technologies, these databases view data as multidimensional cubes that are particularly well suited for data analysis. Multidimensional models categorize data either as facts with associated numerical measures or as textual dimensions that characterize the facts. Queries aggregate measure values over a range of dimension values to provide results such as total sales per month of a given product. Multidimensional database technology is being applied to distributed data and to new types of data that current technology often cannot adequately analyze. For example, classic techniques such as preaggregation cannot ensure fast query response times when data-such as that obtained from sensors or GPS-equipped moving objects-changes continuously. Multidimensional database technology will increasingly be applied where analysis results are fed directly into other systems, thereby eliminating humans from the loop. When coupled with the need for continuous updates, this context poses stringent performance requirements not met by current technology.&quot;,&quot;DOI&quot;:&quot;10.1109/2.970558&quot;,&quot;author&quot;:[{&quot;family&quot;:&quot;Pedersen&quot;,&quot;given&quot;:&quot;Torben Bach&quot;},{&quot;family&quot;:&quot;Jensen&quot;,&quot;given&quot;:&quot;Christian S.&quot;}],&quot;issued&quot;:{&quot;year&quot;:2001,&quot;month&quot;:12},&quot;accessed&quot;:{&quot;year&quot;:2012,&quot;month&quot;:8,&quot;day&quot;:17},&quot;page-first&quot;:&quot;40–46&quot;}}],&quot;schema&quot;:&quot;https://github.com/citation-style-language/schema/raw/master/csl-citation.json&quot;} RND42pq0ngOOl"/>.</text:p>
      <text:p text:style-name="Tesis-Normal">El modelo multidimensional está definido por un conjunto de hechos, dimensiones, y relaciones que representan los procesos de negocio que se pretenden modelar, para dar soporte a las necesidades del analista.</text:p>
      <text:p text:style-name="Tesis-Normal">Un hecho o fact define una medición del proceso de negocio, donde refleja con datos numéricos y aditivos un conjunto de dimensiones. Por otra parte, las tablas de dimensión tienen como objetivo la descripción del negocio. Ellas contienen atributos utilizados para manipular las dimensiones. Estos atributos son organizados en jerarquías, las cuales representan un conjunto de atributos ordenados con algún criterio dentro de una dimensión. Suelen darse jerarquías naturales, <text:soft-page-break/>aunque puede haber más de una para un mismo conjunto de atributos.</text:p>
      <text:p text:style-name="Tesis-Normal">Los hechos y dimensiones se conectan a través de un conjunto de relaciones que definen la semántica del modelo.</text:p>
      <text:h text:style-name="Heading_20_5" text:outline-level="5">Operaciones</text:h>
      <text:p text:style-name="Tesis-Normal">La visualización del modelo desde sus distintas dimensiones implican un conjunto de operaciones de agregación y agrupamiento que permiten al usuario realizar el análisis de los datos. Éstas operaciones se conocen como slice and dice, drill-down, roll-up <text:reference-mark-start text:name="ZOTERO_ITEM CSL_CITATION {&quot;citationID&quot;:&quot;1od1lcbqbm&quot;,&quot;properties&quot;:{&quot;formattedCitation&quot;:&quot;[6]&quot;,&quot;plainCitation&quot;:&quot;[6]&quot;},&quot;citationItems&quot;:[{&quot;id&quot;:39,&quot;uris&quot;:[&quot;http://zotero.org/groups/85269/items/F6R2TJRT&quot;],&quot;itemData&quot;:{&quot;id&quot;:39,&quot;type&quot;:&quot;article-journal&quot;,&quot;title&quot;:&quot;An overview of data warehousing and OLAP technology&quot;,&quot;container-title&quot;:&quot;SIGMOD Rec.&quot;,&quot;page&quot;:&quot;65–74&quot;,&quot;volume&quot;:&quot;26&quot;,&quot;issue&quot;:&quot;1&quot;,&quot;abstract&quot;:&quot;Data warehousing and on-line analytical processing (OLAP) are essential elements of decision support, which has increasingly become a focus of the database industry. Many commercial products and services are now available, and all of the principal database management system vendors now have offerings in these areas. Decision support places some rather different requirements on database technology compared to traditional on-line transaction processing applications. This paper provides an overview of data warehousing and OLAP technologies, with an emphasis on their new requirements. We describe back end tools for extracting, cleaning and loading data into a data warehouse; multidimensional data models typical of OLAP; front end client tools for querying and data analysis; server extensions for efficient query processing; and tools for metadata management and for managing the warehouse. In addition to surveying the state of the art, this paper also identifies some promising research issues, some of which are related to problems that the database research community has worked on for years, but others are only just beginning to be addressed. This overview is based on a tutorial that the authors presented at the VLDB Conference, 1996.&quot;,&quot;DOI&quot;:&quot;10.1145/248603.248616&quot;,&quot;author&quot;:[{&quot;family&quot;:&quot;Chaudhuri&quot;,&quot;given&quot;:&quot;Surajit&quot;},{&quot;family&quot;:&quot;Dayal&quot;,&quot;given&quot;:&quot;Umeshwar&quot;}],&quot;issued&quot;:{&quot;year&quot;:1997,&quot;month&quot;:3},&quot;accessed&quot;:{&quot;year&quot;:2012,&quot;month&quot;:8,&quot;day&quot;:17},&quot;page-first&quot;:&quot;65–74&quot;}}],&quot;schema&quot;:&quot;https://github.com/citation-style-language/schema/raw/master/csl-citation.json&quot;} RNDvvbXIqlY0o"/>[6]<text:reference-mark-end text:name="ZOTERO_ITEM CSL_CITATION {&quot;citationID&quot;:&quot;1od1lcbqbm&quot;,&quot;properties&quot;:{&quot;formattedCitation&quot;:&quot;[6]&quot;,&quot;plainCitation&quot;:&quot;[6]&quot;},&quot;citationItems&quot;:[{&quot;id&quot;:39,&quot;uris&quot;:[&quot;http://zotero.org/groups/85269/items/F6R2TJRT&quot;],&quot;itemData&quot;:{&quot;id&quot;:39,&quot;type&quot;:&quot;article-journal&quot;,&quot;title&quot;:&quot;An overview of data warehousing and OLAP technology&quot;,&quot;container-title&quot;:&quot;SIGMOD Rec.&quot;,&quot;page&quot;:&quot;65–74&quot;,&quot;volume&quot;:&quot;26&quot;,&quot;issue&quot;:&quot;1&quot;,&quot;abstract&quot;:&quot;Data warehousing and on-line analytical processing (OLAP) are essential elements of decision support, which has increasingly become a focus of the database industry. Many commercial products and services are now available, and all of the principal database management system vendors now have offerings in these areas. Decision support places some rather different requirements on database technology compared to traditional on-line transaction processing applications. This paper provides an overview of data warehousing and OLAP technologies, with an emphasis on their new requirements. We describe back end tools for extracting, cleaning and loading data into a data warehouse; multidimensional data models typical of OLAP; front end client tools for querying and data analysis; server extensions for efficient query processing; and tools for metadata management and for managing the warehouse. In addition to surveying the state of the art, this paper also identifies some promising research issues, some of which are related to problems that the database research community has worked on for years, but others are only just beginning to be addressed. This overview is based on a tutorial that the authors presented at the VLDB Conference, 1996.&quot;,&quot;DOI&quot;:&quot;10.1145/248603.248616&quot;,&quot;author&quot;:[{&quot;family&quot;:&quot;Chaudhuri&quot;,&quot;given&quot;:&quot;Surajit&quot;},{&quot;family&quot;:&quot;Dayal&quot;,&quot;given&quot;:&quot;Umeshwar&quot;}],&quot;issued&quot;:{&quot;year&quot;:1997,&quot;month&quot;:3},&quot;accessed&quot;:{&quot;year&quot;:2012,&quot;month&quot;:8,&quot;day&quot;:17},&quot;page-first&quot;:&quot;65–74&quot;}}],&quot;schema&quot;:&quot;https://github.com/citation-style-language/schema/raw/master/csl-citation.json&quot;} RNDvvbXIqlY0o"/>.</text:p>
      <text:p text:style-name="Tesis-Normal">El modo en que los usuarios generan las tablas de hechos y manipulan las dimensiones es conocido con el nombre <text:span text:style-name="T2">slice and dice</text:span>, o cortar y rebanar, y hace referencia a la posibilidad de obtener datos relacionados a un conjunto específico de dimensiones para obtener respuestas a consultas que suelen generarse al momento en que el usuario se encuentra frente los datos.</text:p>
      <text:p text:style-name="Tesis-Normal"><text:span text:style-name="T2">Drill-down</text:span> representa el concepto de taladrar los datos, es decir, obtener un mayor nivel de detalle de los mismo. Dicha operación es posible gracias a la definición de jerarquías.</text:p>
      <text:p text:style-name="Tesis-Normal"><text:span text:style-name="T2">Roll-up</text:span> es la operación inversa a drill-down, agrupando los datos para obtener un menor detalle de los mismos. </text:p>
      <text:p text:style-name="Tesis-Normal">Además de las operaciones mencionadas anteriormente, una generalización de las mismas, conocido como operador relacional <text:span text:style-name="T2">cube</text:span> <text:reference-mark-start text:name="ZOTERO_ITEM CSL_CITATION {&quot;citationID&quot;:&quot;2mh14mmj8r&quot;,&quot;properties&quot;:{&quot;formattedCitation&quot;:&quot;[7]&quot;,&quot;plainCitation&quot;:&quot;[7]&quot;},&quot;citationItems&quot;:[{&quot;id&quot;:86,&quot;uris&quot;:[&quot;http://zotero.org/groups/85269/items/VWZSWQKK&quot;],&quot;itemData&quot;:{&quot;id&quot;:86,&quot;type&quot;:&quot;paper-conference&quot;,&quot;title&quot;:&quot;Data cube: A relational aggregation operator generalizing group-by, cross-tab, and sub-totals&quot;,&quot;page&quot;:&quot;152–159&quot;,&quot;abstract&quot;:&quot;Abstract. Data analysis applications typically aggregate data across many dimensions looking for anomalies or unusual patterns. The SQL aggregate functions and the GROUP BY operator produce zero-dimensional or one-dimensional aggregates. Applications need the N-dimensional generalization of these operators. This paper defines that operator, called the data cube or simply cube. The cube operator generalizes the histogram, crosstabulation, roll-up, drill-down, and sub-total constructs found in most report writers. The novelty is that cubes are relations. Consequently, the cube operator can be imbedded in more complex non-procedural data analysis programs. The cube operator treats each of the N aggregation attributes as a dimension of N-space. The aggregate of a particular set of attribute values is a point in this space. The set of points forms an N-dimensional cube. Super-aggregates are computed by aggregating the N-cube to lower dimensional spaces. This paper (1) explains the cube and roll-up operators, (2) shows how they fit in SQL, (3) explains how users can define new aggregate functions for cubes, and (4) discusses efficient techniques to compute the cube. Many of these features are being added to the SQL Standard.&quot;,&quot;shortTitle&quot;:&quot;Data cube&quot;,&quot;author&quot;:[{&quot;family&quot;:&quot;Gray&quot;,&quot;given&quot;:&quot;Jim&quot;},{&quot;family&quot;:&quot;Bosworth&quot;,&quot;given&quot;:&quot;Adam&quot;},{&quot;family&quot;:&quot;Layman&quot;,&quot;given&quot;:&quot;Andrew&quot;},{&quot;family&quot;:&quot;Reichart&quot;,&quot;given&quot;:&quot;Don&quot;},{&quot;family&quot;:&quot;Pirahesh&quot;,&quot;given&quot;:&quot;Hamid&quot;}],&quot;issued&quot;:{&quot;year&quot;:1996},&quot;page-first&quot;:&quot;152–159&quot;}}],&quot;schema&quot;:&quot;https://github.com/citation-style-language/schema/raw/master/csl-citation.json&quot;} RNDYo1omX17Q1"/>[7]<text:reference-mark-end text:name="ZOTERO_ITEM CSL_CITATION {&quot;citationID&quot;:&quot;2mh14mmj8r&quot;,&quot;properties&quot;:{&quot;formattedCitation&quot;:&quot;[7]&quot;,&quot;plainCitation&quot;:&quot;[7]&quot;},&quot;citationItems&quot;:[{&quot;id&quot;:86,&quot;uris&quot;:[&quot;http://zotero.org/groups/85269/items/VWZSWQKK&quot;],&quot;itemData&quot;:{&quot;id&quot;:86,&quot;type&quot;:&quot;paper-conference&quot;,&quot;title&quot;:&quot;Data cube: A relational aggregation operator generalizing group-by, cross-tab, and sub-totals&quot;,&quot;page&quot;:&quot;152–159&quot;,&quot;abstract&quot;:&quot;Abstract. Data analysis applications typically aggregate data across many dimensions looking for anomalies or unusual patterns. The SQL aggregate functions and the GROUP BY operator produce zero-dimensional or one-dimensional aggregates. Applications need the N-dimensional generalization of these operators. This paper defines that operator, called the data cube or simply cube. The cube operator generalizes the histogram, crosstabulation, roll-up, drill-down, and sub-total constructs found in most report writers. The novelty is that cubes are relations. Consequently, the cube operator can be imbedded in more complex non-procedural data analysis programs. The cube operator treats each of the N aggregation attributes as a dimension of N-space. The aggregate of a particular set of attribute values is a point in this space. The set of points forms an N-dimensional cube. Super-aggregates are computed by aggregating the N-cube to lower dimensional spaces. This paper (1) explains the cube and roll-up operators, (2) shows how they fit in SQL, (3) explains how users can define new aggregate functions for cubes, and (4) discusses efficient techniques to compute the cube. Many of these features are being added to the SQL Standard.&quot;,&quot;shortTitle&quot;:&quot;Data cube&quot;,&quot;author&quot;:[{&quot;family&quot;:&quot;Gray&quot;,&quot;given&quot;:&quot;Jim&quot;},{&quot;family&quot;:&quot;Bosworth&quot;,&quot;given&quot;:&quot;Adam&quot;},{&quot;family&quot;:&quot;Layman&quot;,&quot;given&quot;:&quot;Andrew&quot;},{&quot;family&quot;:&quot;Reichart&quot;,&quot;given&quot;:&quot;Don&quot;},{&quot;family&quot;:&quot;Pirahesh&quot;,&quot;given&quot;:&quot;Hamid&quot;}],&quot;issued&quot;:{&quot;year&quot;:1996},&quot;page-first&quot;:&quot;152–159&quot;}}],&quot;schema&quot;:&quot;https://github.com/citation-style-language/schema/raw/master/csl-citation.json&quot;} RNDYo1omX17Q1"/>, soluciona problemas de agregación en la obtención de totales.</text:p>
      <text:p text:style-name="Tesis-Normal">Algunos proveedores de bases de datos relacionales presentan en sus productos <text:s/>extensiones a las funciones de agregación como ser: <text:span text:style-name="T2">media, mediana, moda, y rango</text:span> <text:reference-mark-start text:name="ZOTERO_ITEM CSL_CITATION {&quot;citationID&quot;:&quot;2lpvuvjkj8&quot;,&quot;properties&quot;:{&quot;formattedCitation&quot;:&quot;[8]&quot;,&quot;plainCitation&quot;:&quot;[8]&quot;},&quot;citationItems&quot;:[{&quot;id&quot;:7,&quot;uris&quot;:[&quot;http://zotero.org/groups/85269/items/3JBSKB3F&quot;],&quot;itemData&quot;:{&quot;id&quot;:7,&quot;type&quot;:&quot;article-journal&quot;,&quot;title&quot;:&quot;Database technology for decision support systems&quot;,&quot;container-title&quot;:&quot;Computer&quot;,&quot;page&quot;:&quot;48 -55&quot;,&quot;volume&quot;:&quot;34&quot;,&quot;issue&quot;:&quot;12&quot;,&quot;abstract&quot;:&quot;Decision support systems form the core of business IT infrastructures because they let companies translate business information into tangible and lucrative results. Collecting, maintaining, and analyzing large amounts of data, however, involves expensive technical challenges that require organizational commitment. Many commercial tools are available for each of the three major data warehousing tasks: populating the data warehouse from independent operational databases, storing and managing the data, and analyzing the data to make intelligent business decisions. Data cleaning relates to heterogeneous data integration, a problem studied for many years. More work must be done to develop domain-independent tools that solve the data cleaning problems associated with data warehouse development. Most data mining research has focused on developing algorithms for building more accurate models or building models faster. However, data preparation and mining model deployment present several engaging problems that relate specifically to achieving better synergy between database systems and data mining technology&quot;,&quot;DOI&quot;:&quot;10.1109/2.970575&quot;,&quot;author&quot;:[{&quot;family&quot;:&quot;Chaudhuri&quot;,&quot;given&quot;:&quot;S.&quot;},{&quot;family&quot;:&quot;Dayal&quot;,&quot;given&quot;:&quot;U.&quot;},{&quot;family&quot;:&quot;Ganti&quot;,&quot;given&quot;:&quot;V.&quot;}],&quot;issued&quot;:{&quot;year&quot;:2001,&quot;month&quot;:12},&quot;page-first&quot;:&quot;48&quot;}}],&quot;schema&quot;:&quot;https://github.com/citation-style-language/schema/raw/master/csl-citation.json&quot;} RNDdUEIAmoAOF"/>[8]<text:reference-mark-end text:name="ZOTERO_ITEM CSL_CITATION {&quot;citationID&quot;:&quot;2lpvuvjkj8&quot;,&quot;properties&quot;:{&quot;formattedCitation&quot;:&quot;[8]&quot;,&quot;plainCitation&quot;:&quot;[8]&quot;},&quot;citationItems&quot;:[{&quot;id&quot;:7,&quot;uris&quot;:[&quot;http://zotero.org/groups/85269/items/3JBSKB3F&quot;],&quot;itemData&quot;:{&quot;id&quot;:7,&quot;type&quot;:&quot;article-journal&quot;,&quot;title&quot;:&quot;Database technology for decision support systems&quot;,&quot;container-title&quot;:&quot;Computer&quot;,&quot;page&quot;:&quot;48 -55&quot;,&quot;volume&quot;:&quot;34&quot;,&quot;issue&quot;:&quot;12&quot;,&quot;abstract&quot;:&quot;Decision support systems form the core of business IT infrastructures because they let companies translate business information into tangible and lucrative results. Collecting, maintaining, and analyzing large amounts of data, however, involves expensive technical challenges that require organizational commitment. Many commercial tools are available for each of the three major data warehousing tasks: populating the data warehouse from independent operational databases, storing and managing the data, and analyzing the data to make intelligent business decisions. Data cleaning relates to heterogeneous data integration, a problem studied for many years. More work must be done to develop domain-independent tools that solve the data cleaning problems associated with data warehouse development. Most data mining research has focused on developing algorithms for building more accurate models or building models faster. However, data preparation and mining model deployment present several engaging problems that relate specifically to achieving better synergy between database systems and data mining technology&quot;,&quot;DOI&quot;:&quot;10.1109/2.970575&quot;,&quot;author&quot;:[{&quot;family&quot;:&quot;Chaudhuri&quot;,&quot;given&quot;:&quot;S.&quot;},{&quot;family&quot;:&quot;Dayal&quot;,&quot;given&quot;:&quot;U.&quot;},{&quot;family&quot;:&quot;Ganti&quot;,&quot;given&quot;:&quot;V.&quot;}],&quot;issued&quot;:{&quot;year&quot;:2001,&quot;month&quot;:12},&quot;page-first&quot;:&quot;48&quot;}}],&quot;schema&quot;:&quot;https://github.com/citation-style-language/schema/raw/master/csl-citation.json&quot;} RNDdUEIAmoAOF"/>.</text:p>
      <text:h text:style-name="Heading_20_5" text:outline-level="5">Tablero de control (TdeC)</text:h>
      <text:p text:style-name="Tesis-Normal">El tablero de control <text:bibliography-mark text:identifier="BAL" text:bibliography-type="article" text:author="Ballvé, A." text:title="Conocimiento en organizaciones con el cuadro de mando integral y el tablero" text:url="http://www.accid.org/revista/documents/1.Conocimie" text:custom1="1-Dic-2011">[1]</text:bibliography-mark> representa el último nivel de la cadena de información, que comienza con datos que se convierten en información y en indicadores seleccionados para ayudar a diagnosticar la situación actual de una organización.</text:p>
      <text:p text:style-name="Tesis-Normal">Se basan en los datos que existen en los sistemas de información de la organización y se compone de un conjunto de indicadores que aportan información sumarizada <text:bibliography-mark text:identifier="FEW06" text:bibliography-type="book" text:author="Few, S." text:publisher="O’Reilly" text:title="Information dashboard design: the effective visual communication of data" text:year="2006">[2]</text:bibliography-mark>. Los indicadores <text:soft-page-break/>de un TdeC se seleccionan para centrar la atención de la gerencia y el personal hacia los factores que les permitirán realizar un monitoreo permanente de sus actividades. </text:p>
      <text:p text:style-name="Tesis-Normal">Según el propósito de su implementación, los TdeC se pueden clasificar en: </text:p>
      <text:list xml:id="list1866107591" text:style-name="L1">
        <text:list-item>
          <text:p text:style-name="P8">Tablero de Control Operativo: presenta la información necesaria para la operación diaria de la organización. Responde más a las necesidades de los gerentes funcionales, quienes deben realizar sus actividades con la información que se genera diariamente.</text:p>
        </text:list-item>
        <text:list-item>
          <text:p text:style-name="P8">Tablero de Control Directivo: monitorea los resultados de la empresa en conjunto, es decir, se siguen los indicadores internos en periodos de meses o trimestres.</text:p>
        </text:list-item>
        <text:list-item>
          <text:p text:style-name="P8">Tablero de Control Estratégico: presenta información externa en comparación con la generada internamente por la empresa. </text:p>
        </text:list-item>
        <text:list-item>
          <text:p text:style-name="P8">Tablero de Control Integral: presenta información operativa, gerencial y estratégica que es fundamental para gerentes generales y directores en el manejo del negocio. Abarca períodos de tiempo más amplios que los operativos (meses, trimestres, semestres).</text:p>
        </text:list-item>
      </text:list>
      <text:h text:style-name="Heading_20_5" text:outline-level="5">Herramientas</text:h>
      <text:p text:style-name="Tesis-Normal">Algunas de las herramientas para el desarrollo de TdeC y BSC son:</text:p>
      <text:p text:style-name="P3">Comerciales:</text:p>
      <text:list xml:id="list2168107152" text:style-name="L3">
        <text:list-item>
          <text:p text:style-name="P9">Microstrategy Scorecard and Dashboard</text:p>
        </text:list-item>
        <text:list-item>
          <text:p text:style-name="P9">SAP BusinessObjects Dashboard Builder</text:p>
        </text:list-item>
        <text:list-item>
          <text:p text:style-name="P9">Microsoft Performance Point</text:p>
        </text:list-item>
        <text:list-item>
          <text:p text:style-name="P9">IBM Cognos Dashboards</text:p>
        </text:list-item>
      </text:list>
      <text:p text:style-name="P3">Open source:</text:p>
      <text:list xml:id="list672302588" text:style-name="L4">
        <text:list-item>
          <text:p text:style-name="P10">Pentaho Dashboard Designer</text:p>
        </text:list-item>
        <text:list-item>
          <text:p text:style-name="P10">Jaspersoft</text:p>
        </text:list-item>
        <text:list-item>
          <text:p text:style-name="P10"><text:soft-page-break/>SpagoBI</text:p>
        </text:list-item>
        <text:list-item>
          <text:p text:style-name="P10">LiteBI</text:p>
        </text:list-item>
      </text:list>
      <text:h text:style-name="Heading_20_4" text:outline-level="4">Datamining</text:h>
      <text:p text:style-name="Tesis-Normal">La Minería de Datos es un proceso sistemático mediante el cual se busca encontrar o detectar conocimiento, potencialmente útil, que permita la obtención de una ventaja, principalmente monetaria, a través del uso automático o semi automático de técnicas procedentes de distintas disciplinas, como estadística, econometría, inteligencia artificial, computación gráfica, programación, matemática aplicada, tomando como materia prima a las bases de datos<text:reference-mark-start text:name="ZOTERO_ITEM CSL_CITATION {&quot;citationID&quot;:&quot;conesdt2i&quot;,&quot;properties&quot;:{&quot;formattedCitation&quot;:&quot;[9]&quot;,&quot;plainCitation&quot;:&quot;[9]&quot;},&quot;citationItems&quot;:[{&quot;id&quot;:&quot;te4ZrZml/lyvonWrW&quot;,&quot;uris&quot;:[&quot;http://zotero.org/groups/85269/items/4D5X3QJM&quot;],&quot;itemData&quot;:{&quot;id&quot;:&quot;te4ZrZml/lyvonWrW&quot;,&quot;type&quot;:&quot;book&quot;,&quot;title&quot;:&quot;The Text Mining Handbook: Advanced Approaches in Analyzing Unstructured Data&quot;,&quot;publisher&quot;:&quot;Cambridge University Press&quot;,&quot;number-of-pages&quot;:&quot;420&quot;,&quot;abstract&quot;:&quot;Text mining tries to solve the crisis of information overload by combining techniques from data mining, machine learning, natural language processing, information retrieval, and knowledge management. In addition to providing an in-depth examination of core text mining and link detection algorithms and operations, this book examines advanced pre-processing techniques, knowledge representation considerations, and visualization approaches. Finally, it explores current real-world, mission-critical applications of text mining and link detection in such varied fields as M&amp;A business intelligence, genomics research and counter-terrorism activities.&quot;,&quot;ISBN&quot;:&quot;9780521836579&quot;,&quot;shortTitle&quot;:&quot;The Text Mining Handbook&quot;,&quot;language&quot;:&quot;en&quot;,&quot;author&quot;:[{&quot;family&quot;:&quot;Feldman&quot;,&quot;given&quot;:&quot;Ronen&quot;},{&quot;family&quot;:&quot;Sanger&quot;,&quot;given&quot;:&quot;James&quot;}],&quot;issued&quot;:{&quot;year&quot;:2006,&quot;month&quot;:12,&quot;day&quot;:11}}}],&quot;schema&quot;:&quot;https://github.com/citation-style-language/schema/raw/master/csl-citation.json&quot;} RND1AEUDTzNwk"/>[9]<text:reference-mark-end text:name="ZOTERO_ITEM CSL_CITATION {&quot;citationID&quot;:&quot;conesdt2i&quot;,&quot;properties&quot;:{&quot;formattedCitation&quot;:&quot;[9]&quot;,&quot;plainCitation&quot;:&quot;[9]&quot;},&quot;citationItems&quot;:[{&quot;id&quot;:&quot;te4ZrZml/lyvonWrW&quot;,&quot;uris&quot;:[&quot;http://zotero.org/groups/85269/items/4D5X3QJM&quot;],&quot;itemData&quot;:{&quot;id&quot;:&quot;te4ZrZml/lyvonWrW&quot;,&quot;type&quot;:&quot;book&quot;,&quot;title&quot;:&quot;The Text Mining Handbook: Advanced Approaches in Analyzing Unstructured Data&quot;,&quot;publisher&quot;:&quot;Cambridge University Press&quot;,&quot;number-of-pages&quot;:&quot;420&quot;,&quot;abstract&quot;:&quot;Text mining tries to solve the crisis of information overload by combining techniques from data mining, machine learning, natural language processing, information retrieval, and knowledge management. In addition to providing an in-depth examination of core text mining and link detection algorithms and operations, this book examines advanced pre-processing techniques, knowledge representation considerations, and visualization approaches. Finally, it explores current real-world, mission-critical applications of text mining and link detection in such varied fields as M&amp;A business intelligence, genomics research and counter-terrorism activities.&quot;,&quot;ISBN&quot;:&quot;9780521836579&quot;,&quot;shortTitle&quot;:&quot;The Text Mining Handbook&quot;,&quot;language&quot;:&quot;en&quot;,&quot;author&quot;:[{&quot;family&quot;:&quot;Feldman&quot;,&quot;given&quot;:&quot;Ronen&quot;},{&quot;family&quot;:&quot;Sanger&quot;,&quot;given&quot;:&quot;James&quot;}],&quot;issued&quot;:{&quot;year&quot;:2006,&quot;month&quot;:12,&quot;day&quot;:11}}}],&quot;schema&quot;:&quot;https://github.com/citation-style-language/schema/raw/master/csl-citation.json&quot;} RND1AEUDTzNwk"/>. </text:p>
      <text:p text:style-name="Tesis-Normal">Su introducción surge como resultado de la evolución de los dispositivos informáticos, léase dispositivos móviles, bases de datos, disponibilidad y velocidad de conexión a internet, redes sociales, computadoras personales, aplicaciones web, cada una de nuestras decisiones cotidianas es almacenada en algún registro de alguna base de datos. Esto a incrementado de manera abrumante la capacidad de generación de, aunque la capacidad de entenderlos no. Esta abundancia de datos <text:s/>ha sido ocasionalmente denominada datos ricos pero información pobre, que se traduce en la toma de decisiones basadas no en la información que se dispone, sino más bien en la experiencia e intuición de los responsables de las decisiones. Actualmente es usual el hecho de que expertos en las áreas de conocimiento se encarguen de actualizar manualmente bases de conocimiento que sirvan de base para la toma de decisiones, sin embargo, este es un proceso engorroso, costoso tanto monetariamente <text:s/>como en tiempo, además del hecho de que puede estar sujeto a sesgo por parte del experto. <text:s/>Otro inconveniente se relaciona al esfuerzo sobre humano que supone la comprensión de tal volumen de datos sin las herramientas de análisis apropiadas, y que deriva también en la perdida de conocimiento potencialmente útil.</text:p>
      <text:p text:style-name="Tesis-Normal">Las áreas de aplicación de la minería de datos ilimitadas, tanto organismos públicos, como privados, en sectores financieros, de salud, educación, comercial, técnico, la única condicionante, dependiendo de la técnica seleccionada, es el volumen de datos sobre el que se trabajará, dado que los algoritmos utilizados tienen a hacerse mas eficiente con volúmenes altos de datos, esto sumado al hecho de que el nivel de certeza aumenta proporcionalmente a mayor volumen. Las aplicaciones se extienden a predicción de ventas, tipos de clientes, fenómenos meteorológicos, diagnósticos de calidad de datos en sistemas de mantenimiento, de deuda de acreedores, detección de patrones de consumo de servicios, de patrones sobre imágenes, detección de anomalías, detección de fraude <text:soft-page-break/>tributario, patrones de rendimiento de alumnos de entidades educativas, valuación de inmuebles.</text:p>
      <text:h text:style-name="Heading_20_5" text:outline-level="5">Técnicas</text:h>
      <text:p text:style-name="Tesis-Normal">Existen varias técnicas utilizables dentro de la Minería de Datos. A modo de resumen pueden citarse las siguientes:</text:p>
      <text:p text:style-name="Tesis-Normal">Redes neuronales: consiste en una técnica derivada de la inteligencia artificial, la cual intenta emular el funcionamiento de una neurona biológica, al igual que el modelo que emula, las redes neuronales artificiales producen una respuesta frente a los estímulos, en estos casos frente información proporcionada. Su principal uso es como clasificador, ya que son capaces de detectar y aprender complejos patrones y características de datos incluso si los mismos se encuentran incompletos o son paradójicos.</text:p>
      <text:p text:style-name="Tesis-Normal">Árboles de decisión: es una técnica que se encuentra dentro de las metodologías de aprendizaje supervisado, consiste en una representación gráfica de un árbol, en el cual cada nodo es una decisión, generando a su vez una serie de reglas que representa a los datos analizados. Su principal ventaja es la facilidad de interpretación, aunque se puede tener en cuenta la tolerancia a los atributos no significativos y los valores faltantes.</text:p>
      <text:p text:style-name="Tesis-Normal">Algoritmos genéticos: al igual que las redes neuronales intentan imitar el funcionamiento del modelo biológico, para este caso los algoritmos genéticos han sido inspirados por el principio de la supervivencia del mas apto. Brindan una serie de algoritmos, programas y optimizaciones que pueden ser utilizados para la construcción y entrenamiento de otras estructuras como por ejemplo las redes neuronales</text:p>
      <text:p text:style-name="Tesis-Normal">Clustering (Agrupamiento): tienen por objetivo agrupar datos de acuerdo a criterios de distancia o similitud. Ha proporcionado resultados significativos relacionados a clasificadores o reconocedores de patrones, como así también en su utilización junto a otras técnicas, dando lugar a técnicas híbrida de minería de datos. El principal inconveniente que plantea es la selección de factores relevantes a tener en cuenta al momento de realizar la clasificación, ya que esto impacta directamente en el resultado, teniendo en cuenta esto es necesario fusionar, recopilar, comparar y resumir los datos antes de operar con ellos</text:p>
      <text:p text:style-name="Tesis-Normal">Aprendizaje automático: es una técnica de inteligencia artificial utilizada para inferir conocimiento desde los datos o del resultado de la aplicación de alguna de las técnicas antes <text:soft-page-break/>mencionadas</text:p>
      <text:h text:style-name="Heading_20_5" text:outline-level="5">Herramientas</text:h>
      <text:p text:style-name="Tesis-Normal">La minería de datos puede ser considerada como una etapa en el proceso de descubrimiento de conocimiento dentro de la organización, por lo que se considera necesario un proceso previo de preparación y/o transformación de los datos. Este es un punto muy importante dado que su impacto es directo sobre la decisión de la herramienta a utilizar para llevar a cabo la minería de datos. Dentro de las herramientas para minería de datos es posible detectar dos grandes grupos, por un lado las herramientas comerciales, las cuales en general vienen incorporadas como parte de un sistema de gestión de bases de datos e inteligencia de negocios como por ejemplo Microsoft SQL Server 2012 Business Intelligence, Oracle Big Data, IBM Data Managment, SAS Business Inteligence; por el otro lado tenemos a las herramientas libres como por ejemplo RapidMiner, Tanagra, Weka, Pentaho BI. </text:p>
      <text:p text:style-name="P6"/>
      <text:h text:style-name="Heading_20_3" text:outline-level="3">Formación/Capacitación</text:h>
      <text:h text:style-name="Heading_20_4" text:outline-level="4">Metodología</text:h>
      <text:p text:style-name="Tesis-Normal">Se realizó un relevamiento en internet de las organizaciones dedicadas a brindar servicios de formación en el área de BI para determinar: el tipo de capacitación; el público al que están dirigidos; las áreas de BI en las cuales ofrecen educación; la duración de los cursos; los requisitos de formación previa; el idioma en que se imparte; y el tipo de organización que desarrolla el entrenamiento.</text:p>
      <text:p text:style-name="Tesis-Normal">Para el estudio se clasificaron las organizaciones en dos grupos. Por una parte, aquellas orientadas a dar consultoría y/o capacitación, y por otra aquellos vendedores de herramientas, los cuales ofrecen capacitación de sus productos. No han sido considerados para este estudio carreras de educación de posgrado en relación a BI, específicamente especializaciones y maestrías.</text:p>
      <text:p text:style-name="Tesis-Normal">Para el caso de organizaciones dedicadas a consultoría, se utilizó el buscador web Google<text:note text:id="ftn9" text:note-class="footnote"><text:note-citation>6</text:note-citation><text:note-body><text:p text:style-name="Footnote">http://www.google.com.ar</text:p></text:note-body></text:note>, y se ingresaron conjuntamente los términos de búsqueda “capacitación” y “business intelligence”, en idioma español, y sus sinónimos en inglés “training” y “business intelligence”. En idioma español, la búsqueda retornó alrededor de 484.000 resultados, y 21.400.000 resultados en idioma inglés, de los cuales se tomaron los primeros 100 resultados de cada grupo y se realizó una revisión manual de <text:soft-page-break/>los mismos con el fin de determinar si correspondían al tipo de organizaciones relevantes para el estudio.</text:p>
      <text:p text:style-name="Tesis-Normal">Como resultado de la búsqueda, se identificaron 20 organizaciones dedicadas a dar consultoría y capacitación en idioma español, y 10 vendedores de herramientas.</text:p>
      <text:p text:style-name="Tesis-Normal">A modo de homogeneizar las clasificaciones, se han definido perfiles para cada criterio de análisis.</text:p>
      <text:p text:style-name="Tesis-Normal">De acuerdo al <text:span text:style-name="T2">público</text:span> al cual está dirigido el curso: </text:p>
      <text:list xml:id="list1450288343" text:style-name="L5">
        <text:list-item>
          <text:p text:style-name="P11">Profesional IT<text:note text:id="ftn10" text:note-class="footnote"><text:note-citation>7</text:note-citation><text:note-body><text:p text:style-name="Footnote">Information Technology</text:p></text:note-body></text:note>: profesional de tecnologías de la información, como ser desarrollador, programador, analistas, administrador de base de datos y administrador de sistemas</text:p>
        </text:list-item>
        <text:list-item>
          <text:p text:style-name="P11">Analista: Analista de negocio, Ejecutivo, Business User, End User</text:p>
        </text:list-item>
        <text:list-item>
          <text:p text:style-name="P11">Estudiante</text:p>
          <text:p text:style-name="P11">De acuerdo a la ubicación geográfica:</text:p>
        </text:list-item>
        <text:list-item>
          <text:p text:style-name="P11">Localidades de Argentina</text:p>
        </text:list-item>
        <text:list-item>
          <text:p text:style-name="P11">Países extranjeros</text:p>
        </text:list-item>
      </text:list>
      <text:p text:style-name="Tesis-Normal">De acuerdo a las <text:span text:style-name="T2">áreas</text:span> que capacitan:</text:p>
      <text:list xml:id="list1638197982" text:style-name="L6">
        <text:list-item>
          <text:p text:style-name="P12">Conceptual: conceptos relacionados con toma de decisiones, gestión de conocimiento, marketing cuantitativo, estrategia, gestión de desempeño</text:p>
        </text:list-item>
        <text:list-item>
          <text:p text:style-name="P12">Datawarehouse y datamarts: modelado, administración, seguridad</text:p>
        </text:list-item>
        <text:list-item>
          <text:p text:style-name="P12">Reporting: generación de reportes y consultas ad-hoc</text:p>
        </text:list-item>
        <text:list-item>
          <text:p text:style-name="P12">OLAP: generación y visualización de cubos, consultas MDX<text:note text:id="ftn11" text:note-class="footnote"><text:note-citation>8</text:note-citation><text:note-body><text:p text:style-name="Footnote">MultiDimensional query Language</text:p></text:note-body></text:note>, KPI<text:note text:id="ftn12" text:note-class="footnote"><text:note-citation>9</text:note-citation><text:note-body><text:p text:style-name="Footnote">Key Process Indicator</text:p></text:note-body></text:note>, medidas</text:p>
        </text:list-item>
        <text:list-item>
          <text:p text:style-name="P12">Datamining</text:p>
        </text:list-item>
        <text:list-item>
          <text:p text:style-name="P12"><text:soft-page-break/>ETL<text:note text:id="ftn13" text:note-class="footnote"><text:note-citation>10</text:note-citation><text:note-body><text:p text:style-name="Footnote">Extraction Transformation and Load</text:p></text:note-body></text:note>: procesamiento de datos para su análisis.</text:p>
        </text:list-item>
        <text:list-item>
          <text:p text:style-name="P12">Gestión de proyectos: dirección, evaluación, estimación, asignación de roles.</text:p>
        </text:list-item>
      </text:list>
      <text:p text:style-name="Tesis-Normal">De acuerdo a la <text:span text:style-name="T2">duración</text:span>:</text:p>
      <text:list xml:id="list1923208777" text:style-name="L7">
        <text:list-item>
          <text:p text:style-name="P13">Horas: correspondientes a horas reloj, u horas académicas, según se indique. En caso de no especificar la cantidad de horas de cada día de capacitación, se asume una jornada de 2 horas. Para cursos de variada duración, se promedió la misma.</text:p>
          <text:p text:style-name="P13">De acuerdo a las estrategias didácticas y pedagógicas:</text:p>
        </text:list-item>
        <text:list-item>
          <text:p text:style-name="P13">Online: los recursos y las clases se dictan a través de alguna plataforma virtual sobre internet, pudiendo ser live (en vivo) o no.</text:p>
        </text:list-item>
        <text:list-item>
          <text:p text:style-name="P13">Presencial: se asiste físicamente al lugar de capacitación donde hay un instructor y uno o varios capacitados</text:p>
        </text:list-item>
        <text:list-item>
          <text:p text:style-name="P13">Teórico/Práctico</text:p>
        </text:list-item>
        <text:list-item>
          <text:p text:style-name="P13">Flexibilidad del cronograma: flexibles para adecuar a la disponibilidad horaria de quien toma la capacitación, o fija donde se establecen de antemano días y horarios y éstos no varían.</text:p>
        </text:list-item>
        <text:list-item>
          <text:p text:style-name="P13">Otros: metodologías <text:span text:style-name="T1">propias</text:span> de las organizaciones como B-Learning <text:note text:id="ftn14" text:note-class="footnote"><text:note-citation>11</text:note-citation><text:note-body><text:p text:style-name="P4">http://www.cvosoft.com/sistemas_sap_abap/consultor]</text:p></text:note-body></text:note> o Menthored Learning <text:note text:id="ftn15" text:note-class="footnote"><text:note-citation>12</text:note-citation><text:note-body><text:p text:style-name="P4">http://www.newhorizons.com/Mentored-Learning.aspx</text:p></text:note-body></text:note>.</text:p>
        </text:list-item>
      </text:list>
      <text:p text:style-name="Tesis-Normal">De acuerdo al <text:span text:style-name="T2">tipo de organizaciones</text:span>, es decir, su actividad principal:</text:p>
      <text:list xml:id="list1614988826" text:style-name="L8">
        <text:list-item>
          <text:p text:style-name="P14">Capacitación IT: formación en IT</text:p>
        </text:list-item>
        <text:list-item>
          <text:p text:style-name="P14">Consultoría IT: desarrollo de soluciones IT</text:p>
        </text:list-item>
        <text:list-item>
          <text:p text:style-name="P14">Consultoría BI: desarrollo de soluciones BI</text:p>
        </text:list-item>
        <text:list-item>
          <text:p text:style-name="P14"><text:soft-page-break/>Consultoría de negocios: formación en dirección estratégico y gestión</text:p>
        </text:list-item>
        <text:list-item>
          <text:p text:style-name="P14">Universidad</text:p>
        </text:list-item>
        <text:list-item>
          <text:p text:style-name="P14">Fundación sin fines de lucro</text:p>
        </text:list-item>
      </text:list>
      <text:p text:style-name="Tesis-Normal">De acuerdo al <text:span text:style-name="T2">idioma</text:span> en que se imparte el curso:</text:p>
      <text:p text:style-name="Standard"/>
      <text:p text:style-name="Heading">Bibliografía</text:p>
      <text:section text:style-name="Sect1" text:name="ZOTERO_BIBL {&quot;custom&quot;:[]} CSL_BIBLIOGRAPHY RNDTNvd4S7R2w">
        <text:p text:style-name="Bibliography_20_1">[1]<text:tab/> Dresner, H, «Business Intelligence: Competing Against Time», <text:span text:style-name="T3">Annual Office Information Systems Conference</text:span><text:span text:style-name="T4">, 1993.</text:span></text:p>
        <text:p text:style-name="Bibliography_20_1"><text:span text:style-name="T5">[2]<text:tab/> W. Inmon, </text:span><text:span text:style-name="T3">Building the data warehouse, 2nd Edition</text:span><text:span text:style-name="T5">. Wiley, 1996.</text:span></text:p>
        <text:p text:style-name="Bibliography_20_1"><text:span text:style-name="T5">[3]<text:tab/> R. Kimball y M. Ross, </text:span><text:span text:style-name="T3">The Data Warehouse Toolkit: The Complete Guide to Dimensional Modeling</text:span><text:span text:style-name="T5">, 2.</text:span><text:span text:style-name="T6">a</text:span><text:span text:style-name="T7"> ed. Wiley, 2002.</text:span></text:p>
        <text:p text:style-name="Bibliography_20_1"><text:span text:style-name="T7">[4]<text:tab/> E. F. Codd, S. B. Codd, y C. T. Salley, </text:span><text:span text:style-name="T8">Providing OLAP (On-line Analytical Processing) to </text:span><text:span text:style-name="T8">User-analysts: An IT Mandate</text:span><text:span text:style-name="T7">. Codd amp; Associates, 1993.</text:span></text:p>
        <text:p text:style-name="Bibliography_20_1"><text:span text:style-name="T7">[5]<text:tab/> T. B. Pedersen y C. S. Jensen, «Multidimensional Database Technology», </text:span><text:span text:style-name="T8">Computer</text:span><text:span text:style-name="T7">, vol. 34, n</text:span><text:span text:style-name="T6">o</text:span><text:span text:style-name="T7">. 12, pp. 40–46, dic. 2001.</text:span></text:p>
        <text:p text:style-name="Bibliography_20_1"><text:span text:style-name="T7">[6]<text:tab/> S. Chaudhuri y U. Dayal, «An overview of data warehousing and OLAP technology», </text:span><text:span text:style-name="T8">SIGMOD Rec.</text:span><text:span text:style-name="T7">, vol. 26, n</text:span><text:span text:style-name="T6">o</text:span><text:span text:style-name="T7">. 1, pp. 65–74, mar. 1997.</text:span></text:p>
        <text:p text:style-name="Bibliography_20_1">[7]<text:tab/> J. Gray, A. Bosworth, A. Layman, D. Reichart, y H. Pirahesh, «Data cube: A relational aggregation operator generalizing group-by, cross-tab, and sub-totals», 1996, pp. 152–159.</text:p>
        <text:p text:style-name="Bibliography_20_1"><text:span text:style-name="T7">[8]<text:tab/> S. Chaudhuri, U. Dayal, y V. Ganti, «Database technology for decision support systems», </text:span><text:span text:style-name="T8">Computer</text:span><text:span text:style-name="T7">, vol. 34, n</text:span><text:span text:style-name="T6">o</text:span><text:span text:style-name="T7">. 12, pp. 48 –55, dic. 2001.</text:span></text:p>
        <text:p text:style-name="Bibliography_20_1"><text:span text:style-name="T7">[9]<text:tab/> R. Feldman y J. Sanger, </text:span><text:span text:style-name="T8">The Text Mining Handbook: Advanced Approaches in Analyzing Unstructured Data</text:span><text:span text:style-name="T7">. Cambridge University Press, 2006.</text:span></text:p>
        <text:p text:style-name="Bibliography_20_1">[10]<text:tab/>«FinancialTech». [Online]. Available: http://www.financialtech-mag.com/_funciones/imprimir.php?ntt=9796. [Accessed: 21-ago-2012].</text:p>
        <text:p text:style-name="Bibliography_20_1"><text:span text:style-name="T7">[11]<text:tab/> M. W. Berry, Ed., </text:span><text:span text:style-name="T8">Survey of Text Mining I: Clustering, Classification, and Retrieval</text:span><text:span text:style-name="T7">, 1.</text:span><text:span text:style-name="T6">a</text:span><text:span text:style-name="T7"> ed. Springer, 2003.</text:span></text:p>
        <text:p text:style-name="Bibliography_20_1"><text:span text:style-name="T7">[12]<text:tab/> F. M. G. França y A. F. de Souza, </text:span><text:span text:style-name="T8">Intelligent Text Categorization and Clustering</text:span><text:span text:style-name="T7">. Springer, 2008.</text:span></text:p>
        <text:p text:style-name="Bibliography_20_1"><text:span text:style-name="T7">[13]<text:tab/> B. C. M. Fung, K. Wang, y M. Ester, «Hierarchical document clustering using frequent itemsets», in </text:span><text:span text:style-name="T8">Proceedings of the SIAM International Conference on Data Mining</text:span><text:span text:style-name="T7">, 2003, vol. 30, pp. 59–70.</text:span></text:p>
        <text:p text:style-name="Bibliography_20_1"><text:span text:style-name="T7">[14]<text:tab/> L. Arco, R. Bello, J. M. Mederos, y Y. Pérez, «Agrupamiento de Documentos Textuales mediante Métodos Concatenados», </text:span><text:span text:style-name="T8">Inteligencia Artificial. Revista Iberoamericana de Inteligencia Artificial</text:span><text:span text:style-name="T7">, n</text:span><text:span text:style-name="T6">o</text:span><text:span text:style-name="T7">. 030, pp. 43–53, 2006.</text:span></text:p>
        <text:p text:style-name="Bibliography_20_1"><text:span text:style-name="T7">[15]<text:tab/> F. Höppner, F. Klawonn, R. Kruse, y T. Runkler, </text:span><text:span text:style-name="T8">Fuzzy Cluster Analysis: Methods for Classification, Data Analysis and Image Recognition</text:span><text:span text:style-name="T7">, 1.</text:span><text:span text:style-name="T6">a</text:span><text:span text:style-name="T7"> ed. Wiley, 1999.</text:span></text:p>
        <text:p text:style-name="Bibliography_20_1"><text:span text:style-name="T7">[16]<text:tab/> G. C. Stein, A. Bagga, y G. B. Wise, «Multi-Document Summarization: Methodologies and Evaluations», in </text:span><text:span text:style-name="T8">In Proceedings of the 7th Conference on Automatic Natural Language Processing (TALN ’00</text:span><text:span text:style-name="T7">, 2000, pp. 337–346.</text:span></text:p>
        <text:p text:style-name="Bibliography_20_1">[17]<text:tab/>«Information Retrieval Data Structures &amp; Algorithms - William B. Frakes.pdf». .</text:p>
        <text:p text:style-name="Bibliography_20_1"><text:span text:style-name="T7">[18]<text:tab/> S. Iiritano y M. Ruffolo, «Managing the knowledge contained in electronic documents: a </text:span><text:soft-page-break/><text:span text:style-name="T7">clustering method for text mining», in </text:span><text:span text:style-name="T8">12th International Workshop on Database and Expert Systems Applications, 2001. Proceedings</text:span><text:span text:style-name="T7">, 2001, pp. 454 –458.</text:span></text:p>
        <text:p text:style-name="Bibliography_20_1"><text:span text:style-name="T7">[19]<text:tab/> N. N. Myat y K. H. S. Hla, «A combined approach of formal concept analysis and text mining for concept based document clustering», in </text:span><text:span text:style-name="T8">The 2005 IEEE/WIC/ACM International Conference on Web Intelligence, 2005. Proceedings</text:span><text:span text:style-name="T7">, 2005, pp. 330 – 333.</text:span></text:p>
        <text:p text:style-name="Bibliography_20_1"><text:span text:style-name="T7">[20]<text:tab/> C.-L. Chen, F. S. C. Tseng, y T. Liang, «An integration of WordNet and fuzzy association rule mining for multi-label document clustering», </text:span><text:span text:style-name="T8">Data &amp; Knowledge Engineering</text:span><text:span text:style-name="T7">, vol. 69, n</text:span><text:span text:style-name="T6">o</text:span><text:span text:style-name="T7">. 11, pp. 1208–1226, nov. 2010.</text:span></text:p>
        <text:p text:style-name="Bibliography_20_1"><text:span text:style-name="T7">[21]<text:tab/> T. M. Nogueira, S. O. Rezende, y H. A. Camargo, «Fuzzy cluster descriptor extraction for flexible organization of documents», in </text:span><text:span text:style-name="T8">2011 11th International Conference on Hybrid Intelligent Systems (HIS)</text:span><text:span text:style-name="T7">, 2011, pp. 528 –533.</text:span></text:p>
        <text:p text:style-name="Bibliography_20_1"><text:span text:style-name="T7">[22]<text:tab/> A. Kalogeratos y A. Likas, «Document clustering using synthetic cluster prototypes», </text:span><text:span text:style-name="T8">Data &amp; Knowledge Engineering</text:span><text:span text:style-name="T7">, vol. 70, n</text:span><text:span text:style-name="T6">o</text:span><text:span text:style-name="T7">. 3, pp. 284–306, mar. 2011.</text:span></text:p>
        <text:p text:style-name="Bibliography_20_1"><text:span text:style-name="T7">[23]<text:tab/> J. Ma, W. Xu, Y. Sun, E. Turban, S. Wang, y O. Liu, «An Ontology-Based Text-Mining Method to Cluster Proposals for Research Project Selection», </text:span><text:span text:style-name="T8">IEEE Transactions on Systems, Man and Cybernetics, Part A: Systems and Humans</text:span><text:span text:style-name="T7">, vol. 42, n</text:span><text:span text:style-name="T6">o</text:span><text:span text:style-name="T7">. 3, pp. 784 –790, may 2012.</text:span></text:p>
        <text:p text:style-name="Bibliography_20_1">[24]<text:tab/>«Carrot2 - Open Source Search Results Clustering Engine». [Online]. Available: http://project.carrot2.org/. [Accessed: 23-ago-2012].</text:p>
        <text:p text:style-name="Bibliography_20_1">[25]<text:tab/>«Apache OpenNLP - Welcome to Apache OpenNLP». [Online]. Available: http://opennlp.apache.org/. [Accessed: 21-ago-2012].</text:p>
        <text:p text:style-name="Bibliography_20_1">[26]<text:tab/>«Rapid - I - RapidMiner». [Online]. Available: http://rapid-i.com/content/view/181/190/. [Accessed: 21-ago-2012].</text:p>
        <text:p text:style-name="Bibliography_20_1">[27]<text:tab/>«Technology for Extracting Intelligence From Text — Rocket Software». [Online]. Available: http://www.rocketsoftware.com/products/aerotext. [Accessed: 23-ago-2012].</text:p>
        <text:p text:style-name="Bibliography_20_1">[28]<text:tab/>«IBM notice: The page you requested cannot be displayed.» [Online]. Available: http://www-01.ibm.com/software/globalization/topics/languageware/. [Accessed: 23-ago-2012].</text:p>
        <text:p text:style-name="Bibliography_20_1">[29]<text:tab/>«Sentiment and Text Analytics Software | Clarabridge». [Online]. Available: http://www.clarabridge.com/. [Accessed: 23-ago-2012].</text:p>
        <text:p text:style-name="Bibliography_20_1">[30]<text:tab/>«Training — Rocket Software». [Online]. Available: http://www.rocketsoftware.com/products/aerotext/training. [Accessed: 23-ago-2012].</text:p>
        <text:p text:style-name="Bibliography_20_1">[31]<text:tab/>«Educational Services». [Online]. Available: http://www.clarabridge.com/Services/EducationalServices.aspx. [Accessed: 23-ago-2012].</text:p>
        <text:p text:style-name="Bibliography_20_1">[32]<text:tab/>«Curso Generando Conocimiento con Data Mining II - Orientación a los negocios - Universidad Abierta Interamericana». [Online]. Available: http://www.noticias.uai.edu.ar/events/curso-generando-conocimiento. [Accessed: 23-ago-2012].</text:p>
        <text:p text:style-name="Bibliography_20_1">[33]<text:tab/>«KASPeru - Curso Fundamentos de Minería de Datos - Visión General». [Online]. Available: http://www.wiphala.net/DM047_vision_general.html. [Accessed: 21-ago-2012].</text:p>
        <text:p text:style-name="Bibliography_20_1">[34]<text:tab/>«Courses &amp; Curricula | SAP BusinessObjects Business Intelligence». [Online]. Available: https://training.sap.com/us/en/courses-and-curricula/business-objects-business-intelligence. [Accessed: 17-ago-2012].</text:p>
        <text:p text:style-name="Bibliography_20_1">[35]<text:tab/>«MicroStrategy Education Solutions». [Online]. Available: http://www.microstrategy.com/training-events/education/solutions/#2. [Accessed: 17-ago-2012].</text:p>
        <text:p text:style-name="Bibliography_20_1">[36]<text:tab/>«Business intelligence Uruguay, BI, Cuadro de mando Integral, Servicios de consultoria Ideasoft |  Capacitación BI». [Online]. Available: http://www.ideasoft.biz/web/?page_id=1239. [Accessed: 17-ago-2012].</text:p>
        <text:p text:style-name="Bibliography_20_1">[37]<text:tab/>«IBM - Cognos Business Intelligence: Training and certification». [Online]. Available: http://www-01.ibm.com/software/analytics/cognos/business-intelligence/training-and-certification.html. [Accessed: 17-ago-2012].</text:p>
        <text:p text:style-name="Bibliography_20_1">[38]<text:tab/>«Oracle University Select country». [Online]. Available: <text:soft-page-break/>http://www.oracle.com/us/education/selectcountry-new-079003.html. [Accessed: 20-ago-2012].</text:p>
        <text:p text:style-name="Bibliography_20_1">[39]<text:tab/>«SAS Training - Business Intelligence». [Online]. Available: http://support.sas.com/training/us/bi.html. [Accessed: 17-ago-2012].</text:p>
        <text:p text:style-name="Bibliography_20_1">[40]<text:tab/>«We offer a range of classroom, online, and on-site training services to meet your Pentaho Business Analytics and BI needs». [Online]. Available: http://www.pentaho.com/services/training/. [Accessed: 17-ago-2012].</text:p>
        <text:p text:style-name="Bibliography_20_1">[41]<text:tab/>«Jaspersoft University Offerings :: Jaspersoft Business Intelligence Software». [Online]. Available: http://www.jaspersoft.com/training. [Accessed: 17-ago-2012].</text:p>
        <text:p text:style-name="Bibliography_20_1">[42]<text:tab/>«QlikView Training - Business Intelligence (BI) Reporting Software Solutions | QlikView». [Online]. Available: http://www.qlikview.com/es/services/training. [Accessed: 17-ago-2012].</text:p>
        <text:p text:style-name="Bibliography_20_1">[43]<text:tab/>«Jedox AG - Academy». [Online]. Available: http://www.jedox.com/en/academy/. [Accessed: 17-ago-2012].</text:p>
        <text:p text:style-name="Bibliography_20_1">[44]<text:tab/>«Diplomado en Business Intelligence». [Online]. Available: http://www.uejecutivos.cl/index.php?option=com_content&amp;view=article&amp;id=160:diplomado-en-business-intelligence-2012&amp;catid=15:tecnologias-de-informacion&amp;Itemid=109. [Accessed: 24-jun-2012].</text:p>
        <text:p text:style-name="P20">[45]<text:tab/>«Inteligencia de Negocios BI». [Online]. Available: http://www.egresadosudistrital.edu.co/index.php/capacitaciones/diplomados/inteligencia-de-negocios-bi. [Accessed: 20-ago-2012].</text:p>
      </text:section>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text:index-entry-span>
            <text:index-entry-bibliography text:bibliography-data-field="custom1"/>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text:index-entry-span>
            <text:index-entry-bibliography text:bibliography-data-field="custom1"/>
            <text:index-entry-span> </text:index-entry-span>
            <text:index-entry-bibliography text:bibliography-data-field="year"/>
            <text:index-entry-span>, </text:index-entry-span>
            <text:index-entry-bibliography text:bibliography-data-field="url"/>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custom1"/>
            <text:index-entry-span> </text:index-entry-span>
            <text:index-entry-bibliography text:bibliography-data-field="year"/>
            <text:index-entry-span>, </text:index-entry-span>
            <text:index-entry-bibliography text:bibliography-data-field="url"/>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custom1"/>
            <text:index-entry-span> </text:index-entry-span>
            <text:index-entry-bibliography text:bibliography-data-field="year"/>
            <text:index-entry-span>, </text:index-entry-span>
            <text:index-entry-bibliography text:bibliography-data-field="url"/>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custom1"/>
            <text:index-entry-span> </text:index-entry-span>
            <text:index-entry-bibliography text:bibliography-data-field="year"/>
            <text:index-entry-span>, </text:index-entry-span>
            <text:index-entry-bibliography text:bibliography-data-field="url"/>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custom1"/>
            <text:index-entry-span> </text:index-entry-span>
            <text:index-entry-bibliography text:bibliography-data-field="year"/>
            <text:index-entry-span>, </text:index-entry-span>
            <text:index-entry-bibliography text:bibliography-data-field="url"/>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custom1"/>
            <text:index-entry-span> </text:index-entry-span>
            <text:index-entry-bibliography text:bibliography-data-field="year"/>
            <text:index-entry-span>, </text:index-entry-span>
            <text:index-entry-bibliography text:bibliography-data-field="url"/>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custom1"/>
            <text:index-entry-span> </text:index-entry-span>
            <text:index-entry-bibliography text:bibliography-data-field="year"/>
            <text:index-entry-span>, </text:index-entry-span>
            <text:index-entry-bibliography text:bibliography-data-field="url"/>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custom1"/>
            <text:index-entry-span> </text:index-entry-span>
            <text:index-entry-bibliography text:bibliography-data-field="year"/>
            <text:index-entry-span>, </text:index-entry-span>
            <text:index-entry-bibliography text:bibliography-data-field="url"/>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custom1"/>
            <text:index-entry-span> </text:index-entry-span>
            <text:index-entry-bibliography text:bibliography-data-field="year"/>
            <text:index-entry-span>, </text:index-entry-span>
            <text:index-entry-bibliography text:bibliography-data-field="url"/>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custom1"/>
            <text:index-entry-span> </text:index-entry-span>
            <text:index-entry-bibliography text:bibliography-data-field="year"/>
            <text:index-entry-span>, </text:index-entry-span>
            <text:index-entry-bibliography text:bibliography-data-field="url"/>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custom1"/>
            <text:index-entry-span> </text:index-entry-span>
            <text:index-entry-bibliography text:bibliography-data-field="year"/>
            <text:index-entry-span>, </text:index-entry-span>
            <text:index-entry-bibliography text:bibliography-data-field="url"/>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custom1"/>
            <text:index-entry-span> </text:index-entry-span>
            <text:index-entry-bibliography text:bibliography-data-field="year"/>
            <text:index-entry-span>, </text:index-entry-span>
            <text:index-entry-bibliography text:bibliography-data-field="url"/>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custom1"/>
            <text:index-entry-span> </text:index-entry-span>
            <text:index-entry-bibliography text:bibliography-data-field="year"/>
            <text:index-entry-span>, </text:index-entry-span>
            <text:index-entry-bibliography text:bibliography-data-field="url"/>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custom1"/>
            <text:index-entry-span> </text:index-entry-span>
            <text:index-entry-bibliography text:bibliography-data-field="year"/>
            <text:index-entry-span>, </text:index-entry-span>
            <text:index-entry-bibliography text:bibliography-data-field="url"/>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custom1"/>
            <text:index-entry-span> </text:index-entry-span>
            <text:index-entry-bibliography text:bibliography-data-field="year"/>
            <text:index-entry-span>, </text:index-entry-span>
            <text:index-entry-bibliography text:bibliography-data-field="url"/>
          </text:bibliography-entry-template>
          <text:bibliography-entry-template text:bibliography-type="misc" text:style-name="Bibliography_20_1">
            <text:index-entry-bibliography text:bibliography-data-field="identifier"/>
            <text:index-entry-span>:</text:index-entry-span>
            <text:index-entry-tab-stop style:type="left" style:position="0cm" style:leader-char=" "/>
            <text:index-entry-bibliography text:bibliography-data-field="author"/>
            <text:index-entry-span>, [fecha de consulta: </text:index-entry-span>
            <text:index-entry-bibliography text:bibliography-data-field="custom1"/>
            <text:index-entry-span>], [disponible en: </text:index-entry-span>
            <text:index-entry-bibliography text:bibliography-data-field="url"/>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custom1"/>
            <text:index-entry-span> </text:index-entry-span>
            <text:index-entry-bibliography text:bibliography-data-field="year"/>
            <text:index-entry-span>, </text:index-entry-span>
            <text:index-entry-bibliography text:bibliography-data-field="url"/>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custom1"/>
            <text:index-entry-span> </text:index-entry-span>
            <text:index-entry-bibliography text:bibliography-data-field="year"/>
            <text:index-entry-span>, </text:index-entry-span>
            <text:index-entry-bibliography text:bibliography-data-field="url"/>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custom1"/>
            <text:index-entry-span> </text:index-entry-span>
            <text:index-entry-bibliography text:bibliography-data-field="year"/>
            <text:index-entry-span>, </text:index-entry-span>
            <text:index-entry-bibliography text:bibliography-data-field="url"/>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custom1"/>
            <text:index-entry-span> </text:index-entry-span>
            <text:index-entry-bibliography text:bibliography-data-field="year"/>
            <text:index-entry-span>, </text:index-entry-span>
            <text:index-entry-bibliography text:bibliography-data-field="url"/>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custom1"/>
            <text:index-entry-span> </text:index-entry-span>
            <text:index-entry-bibliography text:bibliography-data-field="year"/>
            <text:index-entry-span>, </text:index-entry-span>
            <text:index-entry-bibliography text:bibliography-data-field="url"/>
          </text:bibliography-entry-template>
        </text:bibliography-source>
        <text:index-body>
          <text:index-title text:style-name="Sect1" text:name="Bibliografía1_Head">
            <text:p text:style-name="Bibliography_20_1">Bibliografía</text:p>
          </text:index-title>
          <text:p text:style-name="Bibliography_20_1">1:<text:tab/>Ballvé, A., Conocimiento en organizaciones con el cuadro de mando integral y el tablero,1-Dic-2011 , http://www.accid.org/revista/documents/1.Conocimie</text:p>
          <text:p text:style-name="P4">2:<text:tab/>Few, S., Information dashboard design: the effective visual communication of data, 2006, </text:p>
          <text:p text:style-name="P4">3:<text:tab/>Norton, D. P., Kaplan, R. S. K., The Balanced Scorecard - Measures that drive performance, 1992, </text:p>
        </text:index-body>
      </text:bibliography>
      <text:p text:style-name="Text_20_body"/>
      <text:p text:style-name="P2">Soumen Chakrabarti et al., “Data mining: know it all”, Morgan Kaufmann know it all series, Morgan Kaufmann, ISBN 978-0-12-374629-0, (2009).</text:p>
      <text:p text:style-name="P2">Jiawei Han and Micheline Kamber, “Data Mining: Concepts and techniques” 2° Edición, <text:s/>Morgan Kaufmann, ISBN 13: 978-1-55860-901-3, (2006).</text:p>
      <text:p text:style-name="P2">A. Silberschatz, H. Korth y S. Sudarshan, “Fundamentos de Bases de Datos” 3° Edición, McGraw-Hill/Interamericana, ISBN: 84-481-2021-3 , (1998).</text:p>
      <text:p text:style-name="P2">Sonia Maria Goulart Gonçalves , “Elementos básicos para a formulaçao de uma política de gestão do conhecimento para a administração pública federal brasileira”, Tesis de Posgrado, Universidade católica de Brasília, Brasil, Brasilia, (2006).</text:p>
      <text:p text:style-name="P2">García-Martínez et al., “MINERIA DE DATOS EN INTELIGENCIA DE NEGOCIOS”, Paper Científico, Centro de Ingeniería del Software e Ingeniería del Conocimiento Escuela de Postgrado. Instituto Tecnológico de Buenos Aires, (2007).</text:p>
      <text:p text:style-name="P2">José Alberto Gallardo Arancibia, “Metodología para la Definición de Requisitos en Proyectos de Data Mining (ER-DM)”, Tesis de doctoral, Departamento de Lenguajes y Sistemas Informáticos e Ingeniería de Software, Facultad de Informática, Universidad de La Rioja, (2009).</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 New Roman,Bold" svg:font-family="'Times New Roman,Bold'"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Times New Roman,Bold1" svg:font-family="'Times New Roman,Bold'"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sis-Normal" style:family="paragraph" style:parent-style-name="Standard" style:list-style-name="" style:master-page-name="">
      <style:paragraph-properties fo:margin-left="0cm" fo:margin-right="0cm" fo:margin-top="0cm" fo:margin-bottom="0.499cm" fo:line-height="150%" fo:text-align="justify" style:justify-single-word="false" fo:text-indent="1cm" style:auto-text-indent="false" style:page-number="auto"/>
      <style:text-properties style:font-name="Times New Roman"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677cm" fo:margin-right="0cm" fo:margin-top="0cm" fo:margin-bottom="0cm" style:line-height-at-least="0.423cm" fo:text-align="justify" style:justify-single-word="false" fo:text-indent="-0.677cm" style:auto-text-indent="false" style:page-number="auto">
        <style:tab-stops>
          <style:tab-stop style:position="0.677cm"/>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text" style:display-name="footnote text" style:family="paragraph" style:parent-style-name="Standard" style:default-outline-level="">
      <style:paragraph-properties fo:margin-top="0cm" fo:margin-bottom="0cm" fo:line-height="10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Index" style:page-layout-name="Mpm2"/>
    <style:master-page style:name="First_20_Page" style:display-name="First Page" style:page-layout-name="Mpm2" style:next-style-name="Standard"/>
    <style:master-page style:name="Converted1" style:page-layout-name="Mpm3"/>
    <style:master-page style:name="Converted2" style:page-layout-name="Mpm3"/>
    <style:master-page style:name="Converted3" style:page-layout-name="Mpm3"/>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uardo Zamudio</meta:initial-creator>
    <meta:creation-date>2012-06-20T15:22:02</meta:creation-date>
    <meta:generator>LibreOffice/3.3$Linux LibreOffice_project/330m19$Build-202</meta:generator>
    <dc:date>2012-11-07T16:29:16</dc:date>
    <meta:editing-duration>P2DT6H6M56S</meta:editing-duration>
    <meta:editing-cycles>74</meta:editing-cycles>
    <meta:document-statistic meta:table-count="0" meta:image-count="0" meta:object-count="0" meta:page-count="15" meta:paragraph-count="186" meta:word-count="4134" meta:character-count="28845"/>
    <meta:user-defined meta:name="Información 1"/>
    <meta:user-defined meta:name="Información 2"/>
    <meta:user-defined meta:name="Información 3"/>
    <meta:user-defined meta:name="Información 4"/>
    <meta:user-defined meta:name="ZOTERO_PREF_1" meta:value-type="string">&lt;data data-version="3" zotero-version="3.0.8"&gt;&lt;session id="te4ZrZml"/&gt;&lt;style id="http://www.zotero.org/styles/ieee" hasBibliography="1" bibliographyStyleHasBeenSet="1"/&gt;&lt;prefs&gt;&lt;pref name="fieldType" value="ReferenceMark"/&gt;&lt;pref name="storeReferences" valu</meta:user-defined>
    <meta:user-defined meta:name="ZOTERO_PREF_2" meta:value-type="string">e="true"/&gt;&lt;pref name="noteType" value="0"/&gt;&lt;/prefs&gt;&lt;/data&gt;</meta:user-defined>
  </office:meta>
</office:document-meta>
</file>